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SORCIO AGROVETERINARIO LAS VIOLETAS S.A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36672587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107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NTOYA LAICHI, CESAR MAN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9071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 610 7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SI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36672587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59149008</text:p>
          </table:table-cell>
          <table:table-cell table:style-name="Tabla2.D3" office:value-type="string">
            <text:p text:style-name="P23">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08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